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style>
    <style:style style:name="Table11.A" style:family="table-column">
      <style:table-column-properties style:column-width="1.7611in" style:rel-column-width="16300*"/>
    </style:style>
    <style:style style:name="Table11.B" style:family="table-column">
      <style:table-column-properties style:column-width="5.3194in" style:rel-column-width="49235*"/>
    </style:style>
    <style:style style:name="Table11.1" style:family="table-row">
      <style:table-row-properties style:keep-together="false" fo:keep-together="always"/>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1.7611in" style:rel-column-width="16300*"/>
    </style:style>
    <style:style style:name="Table43.B" style:family="table-column">
      <style:table-column-properties style:column-width="5.3194in" style:rel-column-width="492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style>
    <style:style style:name="Table45.A" style:family="table-column">
      <style:table-column-properties style:column-width="1.7611in" style:rel-column-width="16300*"/>
    </style:style>
    <style:style style:name="Table45.B" style:family="table-column">
      <style:table-column-properties style:column-width="5.3194in" style:rel-column-width="49235*"/>
    </style:style>
    <style:style style:name="Table45.1" style:family="table-row">
      <style:table-row-properties style:keep-together="false" fo:keep-together="always"/>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7.0806in" style:rel-column-width="65535*"/>
    </style:style>
    <style:style style:name="Table39.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7.0806in" style:rel-column-width="65535*"/>
    </style:style>
    <style:style style:name="Table46.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48" style:family="table">
      <style:table-properties style:width="7.0806in" table:align="margins"/>
    </style:style>
    <style:style style:name="Table48.A" style:family="table-column">
      <style:table-column-properties style:column-width="1.766in" style:rel-column-width="16345*"/>
    </style:style>
    <style:style style:name="Table48.B" style:family="table-column">
      <style:table-column-properties style:column-width="5.3146in" style:rel-column-width="4919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6in" style:rel-column-width="16345*"/>
    </style:style>
    <style:style style:name="Table49.B" style:family="table-column">
      <style:table-column-properties style:column-width="5.3146in" style:rel-column-width="4919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1.7639in" style:rel-column-width="16325*"/>
    </style:style>
    <style:style style:name="Table50.B" style:family="table-column">
      <style:table-column-properties style:column-width="5.3167in" style:rel-column-width="49210*"/>
    </style:style>
    <style:style style:name="Table50.1" style:family="table-row">
      <style:table-row-properties style:keep-together="false" fo:keep-together="always"/>
    </style:style>
    <style:style style:name="Table50.A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style>
    <style:style style:name="Table51.A" style:family="table-column">
      <style:table-column-properties style:column-width="1.7639in" style:rel-column-width="16325*"/>
    </style:style>
    <style:style style:name="Table51.B" style:family="table-column">
      <style:table-column-properties style:column-width="5.3167in" style:rel-column-width="49210*"/>
    </style:style>
    <style:style style:name="Table51.1" style:family="table-row">
      <style:table-row-properties style:keep-together="false" fo:keep-together="always"/>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7.0806in" style:rel-column-width="65535*"/>
    </style:style>
    <style:style style:name="Table47.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text-properties fo:color="#e6e6e6"/>
    </style:style>
    <style:style style:name="P5"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start" style:justify-single-word="false"/>
    </style:style>
    <style:style style:name="P22" style:family="paragraph" style:parent-style-name="Code">
      <style:text-properties fo:font-size="12pt" fo:font-weight="bold" style:font-size-asian="12pt" style:font-weight-asian="bold" style:font-size-complex="12pt" style:font-weight-complex="bold"/>
    </style:style>
    <style:style style:name="P23" style:family="paragraph" style:parent-style-name="Code">
      <style:paragraph-properties fo:text-align="justify" style:justify-single-word="false"/>
    </style:style>
    <style:style style:name="P24" style:family="paragraph" style:parent-style-name="Code">
      <style:text-properties style:font-name="Times New Roman" fo:font-size="14pt" style:font-name-asian="SimSun" style:font-size-asian="14pt" style:font-name-complex="Mangal" style:font-size-complex="14pt"/>
    </style:style>
    <style:style style:name="P25" style:family="paragraph" style:parent-style-name="Text_20_body">
      <style:paragraph-properties fo:break-before="page"/>
    </style:style>
    <style:style style:name="P26" style:family="paragraph" style:parent-style-name="Heading_20_1">
      <style:paragraph-properties fo:text-align="justify" style:justify-single-word="false"/>
    </style:style>
    <style:style style:name="P27" style:family="paragraph" style:parent-style-name="Heading_20_1">
      <style:paragraph-properties fo:break-before="page"/>
    </style:style>
    <style:style style:name="P28" style:family="paragraph" style:parent-style-name="Code">
      <style:text-properties fo:font-size="12pt" fo:font-weight="bold" style:font-size-asian="12pt" style:font-weight-asian="bold" style:font-size-complex="12pt" style:font-weight-complex="bold"/>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7.0602in" style:type="right" style:leader-style="dotted" style:leader-text="."/>
        </style:tab-stops>
      </style:paragraph-properties>
    </style:style>
    <style:style style:name="P31" style:family="paragraph" style:parent-style-name="Contents_20_2">
      <style:paragraph-properties>
        <style:tab-stops>
          <style:tab-stop style:position="6.8839in" style:type="right"/>
        </style:tab-stops>
      </style:paragraph-properties>
    </style:style>
    <style:style style:name="P32" style:family="paragraph" style:parent-style-name="Index_20_1">
      <style:paragraph-properties>
        <style:tab-stops>
          <style:tab-stop style:position="7.0807in" style:type="right"/>
        </style:tab-stops>
      </style:paragraph-properties>
    </style:style>
    <style:style style:name="P33" style:family="paragraph" style:parent-style-name="Index_20_Separator">
      <style:paragraph-properties>
        <style:tab-stops/>
      </style:paragraph-properties>
    </style:style>
    <style:style style:name="P34" style:family="paragraph" style:parent-style-name="Text_20_body" style:master-page-name="Standard">
      <style:paragraph-properties style:page-number="auto"/>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paragraph-properties fo:text-align="justify" style:justify-single-word="false"/>
    </style:style>
    <style:style style:name="P38" style:family="paragraph" style:parent-style-name="Text_20_body" style:list-style-name="L5">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8">
      <style:paragraph-properties fo:text-align="justify" style:justify-single-word="false"/>
    </style:style>
    <style:style style:name="P41" style:family="paragraph" style:parent-style-name="Text_20_body" style:list-style-name="L10">
      <style:paragraph-properties fo:text-align="justify" style:justify-single-word="false"/>
    </style:style>
    <style:style style:name="P42" style:family="paragraph" style:parent-style-name="Text_20_body" style:list-style-name="L11">
      <style:paragraph-properties fo:text-align="justify" style:justify-single-word="false"/>
    </style:style>
    <style:style style:name="P43" style:family="paragraph" style:parent-style-name="Text_20_body" style:list-style-name="L12">
      <style:paragraph-properties fo:text-align="justify" style:justify-single-word="false"/>
    </style:style>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T9" style:family="text">
      <style:text-properties style:text-position="super 58%"/>
    </style:style>
    <style:style style:name="T10"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January 24, 2015</text:p>
      <text:p text:style-name="P2">Covering fOOrth version 0.0.3</text:p>
      <text:p text:style-name="P2">Status: Unpublished.</text:p>
      <text:p text:style-name="Text_20_body"/>
      <text:p text:style-name="Text_20_body"/>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ext:p text:style-name="P4"/>
      <text:p text:style-name="P4"/>
      <text:p text:style-name="P5">This page is left blank.</text:p>
      <text:p text:style-name="P5">For the sake of harmony.</text:p>
      <text:p text:style-name="P5">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9">Table of Contents</text:p>
          </text:index-title>
          <text:p text:style-name="P30">The MIT License (MIT).<text:tab/>5</text:p>
          <text:p text:style-name="P30">Introduction<text:tab/>6</text:p>
          <text:p text:style-name="P31">About the name fOOrth<text:tab/>6</text:p>
          <text:p text:style-name="P31">How fOOrth came to be<text:tab/>6</text:p>
          <text:p text:style-name="P31">Goals and Principles<text:tab/>7</text:p>
          <text:p text:style-name="P31">Report Card<text:tab/>8</text:p>
          <text:p text:style-name="P31">Special Note<text:tab/>8</text:p>
          <text:p text:style-name="P30">Installation<text:tab/>9</text:p>
          <text:p text:style-name="P31">Ruby<text:tab/>9</text:p>
          <text:p text:style-name="P31">fOOrth<text:tab/>9</text:p>
          <text:p text:style-name="P31">Running fOOrth<text:tab/>10</text:p>
          <text:p text:style-name="P31">Source Archive<text:tab/>10</text:p>
          <text:p text:style-name="P30">First Steps<text:tab/>11</text:p>
          <text:p text:style-name="P30">The Syntax and Style of fOOrth<text:tab/>13</text:p>
          <text:p text:style-name="P31">Syntax<text:tab/>13</text:p>
          <text:p text:style-name="P31">Spaces<text:tab/>13</text:p>
          <text:p text:style-name="P31">Comments<text:tab/>13</text:p>
          <text:p text:style-name="P31">String Literals<text:tab/>13</text:p>
          <text:p text:style-name="P31">Numeric Literals<text:tab/>14</text:p>
          <text:p text:style-name="P30">A fOOrth Calculator<text:tab/>15</text:p>
          <text:p text:style-name="P31">Stack Manipulation<text:tab/>16</text:p>
          <text:p text:style-name="P31">Programming<text:tab/>16</text:p>
          <text:p text:style-name="P31">Control Structures<text:tab/>17</text:p>
          <text:p text:style-name="P31">Data Memory<text:tab/>17</text:p>
          <text:p text:style-name="P30">The Class Tree<text:tab/>18</text:p>
          <text:p text:style-name="P31">A Brief Overview<text:tab/>18</text:p>
          <text:p text:style-name="P30">Method Mapping<text:tab/>20</text:p>
          <text:p text:style-name="P30">Routing<text:tab/>21</text:p>
          <text:p text:style-name="P31">Routing Internals<text:tab/>22</text:p>
          <text:p text:style-name="P30">VirtualMachine<text:tab/>24</text:p>
          <text:p text:style-name="P30">Object<text:tab/>25</text:p>
          <text:p text:style-name="P31">Instance Methods<text:tab/>25</text:p>
          <text:p text:style-name="P31">See Also<text:tab/>34</text:p>
          <text:p text:style-name="P30">Array<text:tab/>35</text:p>
          <text:p text:style-name="P31">Array Literals<text:tab/>35</text:p>
          <text:p text:style-name="P31">Class Methods<text:tab/>35</text:p>
          <text:p text:style-name="P31">Instance Methods<text:tab/>35</text:p>
          <text:p text:style-name="P31">See Also<text:tab/>35</text:p>
          <text:p text:style-name="P30">Class<text:tab/>36</text:p>
          <text:p text:style-name="P31">Instance Methods<text:tab/>36</text:p>
          <text:p text:style-name="P31">See Also<text:tab/>36</text:p>
          <text:p text:style-name="P30">FalseClass<text:tab/>37</text:p>
          <text:p text:style-name="P31">Instance Methods<text:tab/>37</text:p>
          <text:p text:style-name="P31">See Also<text:tab/>37</text:p>
          <text:p text:style-name="P30">Hash<text:tab/>38</text:p>
          <text:p text:style-name="P31">Hash Literals<text:tab/>38</text:p>
          <text:p text:style-name="P31">Instance Methods<text:tab/>38</text:p>
          <text:p text:style-name="P31">See Also<text:tab/>38</text:p>
          <text:p text:style-name="P30">InStream<text:tab/>39</text:p>
          <text:p text:style-name="P31">Class Methods<text:tab/>39</text:p>
          <text:p text:style-name="P31">Instance Methods<text:tab/>39</text:p>
          <text:p text:style-name="P31">See Also<text:tab/>39</text:p>
          <text:p text:style-name="P30">MaxNumeric<text:tab/>40</text:p>
          <text:p text:style-name="P30">MinNumeric<text:tab/>41</text:p>
          <text:p text:style-name="P30">NilClass<text:tab/>42</text:p>
          <text:p text:style-name="P31">Instance Methods<text:tab/>42</text:p>
          <text:p text:style-name="P31">See Also<text:tab/>42</text:p>
          <text:p text:style-name="P30">Numeric<text:tab/>43</text:p>
          <text:p text:style-name="P31">Instance Methods<text:tab/>43</text:p>
          <text:p text:style-name="P31">See Also<text:tab/>43</text:p>
          <text:p text:style-name="P30">Complex<text:tab/>44</text:p>
          <text:p text:style-name="P31">Complex Literals<text:tab/>44</text:p>
          <text:p text:style-name="P31">Instance Methods<text:tab/>45</text:p>
          <text:p text:style-name="P31">See Also<text:tab/>45</text:p>
          <text:p text:style-name="P30">Float<text:tab/>46</text:p>
          <text:p text:style-name="P31">Float Literals<text:tab/>46</text:p>
          <text:p text:style-name="P31">See Also<text:tab/>46</text:p>
          <text:p text:style-name="P30">Integer<text:tab/>47</text:p>
          <text:p text:style-name="P31">Integer Literals<text:tab/>47</text:p>
          <text:p text:style-name="P31">Instance Methods<text:tab/>47</text:p>
          <text:p text:style-name="P31">See Also<text:tab/>47</text:p>
          <text:p text:style-name="P30">Rational<text:tab/>49</text:p>
          <text:p text:style-name="P31">Rational Literals<text:tab/>49</text:p>
          <text:p text:style-name="P31">Instance Methods<text:tab/>49</text:p>
          <text:p text:style-name="P31">See Also<text:tab/>50</text:p>
          <text:p text:style-name="P30">OutStream<text:tab/>51</text:p>
          <text:p text:style-name="P31">Class Methods<text:tab/>51</text:p>
          <text:p text:style-name="P31">Instance Methods<text:tab/>51</text:p>
          <text:p text:style-name="P31"><text:soft-page-break/>See Also<text:tab/>51</text:p>
          <text:p text:style-name="P30">Procedure<text:tab/>52</text:p>
          <text:p text:style-name="P31">Procedure Literals<text:tab/>52</text:p>
          <text:p text:style-name="P31">Instance Methods<text:tab/>52</text:p>
          <text:p text:style-name="P31">See Also<text:tab/>52</text:p>
          <text:p text:style-name="P30">String<text:tab/>53</text:p>
          <text:p text:style-name="P31">String Literals<text:tab/>53</text:p>
          <text:p text:style-name="P31">Instance Methods<text:tab/>53</text:p>
          <text:p text:style-name="P31">See Also<text:tab/>53</text:p>
          <text:p text:style-name="P30">Thread<text:tab/>54</text:p>
          <text:p text:style-name="P31">Class Methods<text:tab/>54</text:p>
          <text:p text:style-name="P31">Instance Methods<text:tab/>54</text:p>
          <text:p text:style-name="P31">See Also<text:tab/>54</text:p>
          <text:p text:style-name="P30">TrueClass<text:tab/>55</text:p>
          <text:p text:style-name="P31">See Also<text:tab/>55</text:p>
          <text:p text:style-name="P30">Symbol Glossary<text:tab/>56</text:p>
          <text:p text:style-name="P30">Appendix A – Regular Expressions<text:tab/>58</text:p>
          <text:p text:style-name="P30">Edit History:<text:tab/>60</text:p>
        </text:index-body>
      </text:table-of-content>
      <text:p text:style-name="Text_20_body"/>
      <text:h text:style-name="P27"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6"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558379108400055841" text:style-name="L1">
        <text:list-item>
          <text:p text:style-name="P35">A Simple, Easy-to-Understand syntax that is none the less, Expressive and Compact:</text:p>
        </text:list-item>
      </text:list>
      <text:list xml:id="list3172482892124935643" text:style-name="L2">
        <text:list-item>
          <text:list>
            <text:list-item>
              <text:p text:style-name="P36">Source code in fOOrth is free-form with no line oriented limitations or rules.</text:p>
            </text:list-item>
            <text:list-item>
              <text:p text:style-name="P36">Support is given to the easy representation of common literal data such as strings, integers, floating point numbers, rational numbers, and complex numbers.</text:p>
            </text:list-item>
          </text:list>
        </text:list-item>
      </text:list>
      <text:list xml:id="list38538300" text:continue-list="list8558379108400055841" text:style-name="L1">
        <text:list-item>
          <text:p text:style-name="P35">Safe Data and Data Structures:</text:p>
        </text:list-item>
      </text:list>
      <text:list xml:id="list9182730891450819242" text:style-name="L3">
        <text:list-item>
          <text:list>
            <text:list-item>
              <text:p text:style-name="P37">Simple, reliable arithmetic. In fOOrth, integer operations never overflow. Rational values can be represented exactly, complex numbers are supported, and conversions between numeric types are simple.</text:p>
            </text:list-item>
            <text:list-item>
              <text:p text:style-name="P37">Strings grow as needed without the need to allocate space or worry about overflow.</text:p>
            </text:list-item>
            <text:list-item>
              <text:p text:style-name="P37">Data containers such as arrays and hashes grow as needed. Out of range subscripts <text:soft-page-break/>cannot access undefined memory regions. </text:p>
            </text:list-item>
          </text:list>
        </text:list-item>
      </text:list>
      <text:list xml:id="list38518862" text:continue-list="list38538300" text:style-name="L1">
        <text:list-item>
          <text:p text:style-name="P35">Message Passing:</text:p>
        </text:list-item>
      </text:list>
      <text:list xml:id="list7988209558154935295" text:style-name="L4">
        <text:list-item>
          <text:list>
            <text:list-item>
              <text:p text:style-name="P44">In fOOrth all actions take the form of messages sent to a receiver.</text:p>
            </text:list-item>
            <text:list-item>
              <text:p text:style-name="P44">The routing of messages is specified by the exact type of the message.</text:p>
            </text:list-item>
            <text:list-item>
              <text:p text:style-name="P44">Message receivers include data items on the stack as well as the virtual machine object associated with the current thread of execution.</text:p>
            </text:list-item>
            <text:list-item>
              <text:p text:style-name="P44">Messages for which no routing specification can be found, generate an error at compile time.</text:p>
            </text:list-item>
          </text:list>
        </text:list-item>
      </text:list>
      <text:list xml:id="list38523838" text:continue-list="list38518862" text:style-name="L1">
        <text:list-item>
          <text:p text:style-name="P35">Object Oriented Design:</text:p>
        </text:list-item>
      </text:list>
      <text:list xml:id="list736252220821305573" text:style-name="L5">
        <text:list-item>
          <text:list>
            <text:list-item>
              <text:p text:style-name="P38">Support class based inheritance, with a non-cyclic (single inheritance) tree derived from a common base Object class.</text:p>
            </text:list-item>
            <text:list-item>
              <text:p text:style-name="P45">Support late binding and polymorphism through message interface compatibility or “duck” typing.</text:p>
            </text:list-item>
          </text:list>
        </text:list-item>
      </text:list>
      <text:list xml:id="list38527276" text:continue-list="list38523838" text:style-name="L1">
        <text:list-item>
          <text:p text:style-name="P35">Meta programming: </text:p>
        </text:list-item>
      </text:list>
      <text:list xml:id="list6559384425323058091" text:style-name="L6">
        <text:list-item>
          <text:list>
            <text:list-item>
              <text:p text:style-name="P46">Support extensible language constructs by making the compiler an accessible part of the system.</text:p>
            </text:list-item>
          </text:list>
        </text:list-item>
      </text:list>
      <text:list xml:id="list38542742" text:continue-list="list38527276" text:style-name="L1">
        <text:list-item>
          <text:p text:style-name="P35">Reliability:</text:p>
        </text:list-item>
      </text:list>
      <text:list xml:id="list8750023068629377905" text:style-name="L7">
        <text:list-item>
          <text:list>
            <text:list-item>
              <text:p text:style-name="P47">Errors should be detected as soon as possible. </text:p>
            </text:list-item>
            <text:list-item>
              <text:p text:style-name="P47">Language constructs should not be designed in a way that causes simple coding errors to spin off into infinite loops. </text:p>
            </text:list-item>
          </text:list>
        </text:list-item>
      </text:list>
      <text:list xml:id="list38520423" text:continue-list="list38542742" text:style-name="L1">
        <text:list-item>
          <text:p text:style-name="P39">Building on the host language:</text:p>
        </text:list-item>
      </text:list>
      <text:list xml:id="list850218751021006063" text:style-name="L8">
        <text:list-item>
          <text:list>
            <text:list-item>
              <text:p text:style-name="P40">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1814711546873176651" text:style-name="L9">
        <text:list-item>
          <text:p text:style-name="P48">ruby 1.9.3p484 (2013-11-22) [i386-mingw32]</text:p>
        </text:list-item>
        <text:list-item>
          <text:p text:style-name="P48">ruby 2.1.5p273 (2014-11-13 revision 48405) [i386-mingw32]</text:p>
        </text:list-item>
        <text:list-item>
          <text:p text:style-name="P48">Rubinius – to be tested!</text:p>
        </text:list-item>
        <text:list-item>
          <text:p text:style-name="P4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46047320"/>Rake<text:alphabetical-index-mark-end text:id="IMark146047320"/>:</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6047320"/>Demo.rb<text:alphabetical-index-mark-end text:id="IMark14604732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0">4 5 6</text:span></text:p>
      <text:p text:style-name="Code"/>
      <text:p text:style-name="Code">[4, 5, 6]</text:p>
      <text:p text:style-name="Code">&gt;<text:span text:style-name="T10">*</text:span></text:p>
      <text:p text:style-name="Code"/>
      <text:p text:style-name="Code">[4, 30]</text:p>
      <text:p text:style-name="Code">&gt;<text:span text:style-name="T10">+</text:span></text:p>
      <text:p text:style-name="Code"/>
      <text:p text:style-name="Code">[34]</text:p>
      <text:p text:style-name="Code">&gt;<text:span text:style-name="T10">.</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Naturally, computations are not limited to integer values, but may include floating point, rational and even complex data. Some example computational sequences with these data types are <text:soft-page-break/>show in the next screen capture sequence:</text:p>
      <text:p text:style-name="Code"/>
      <text:p text:style-name="Code">&gt;<text:span text:style-name="T10">4.0E3 50.0 6000.0</text:span></text:p>
      <text:p text:style-name="Code"/>
      <text:p text:style-name="Code">[4000.0, 50.0, 6000.0]</text:p>
      <text:p text:style-name="Code">&gt;<text:span text:style-name="T10">*</text:span></text:p>
      <text:p text:style-name="Code"/>
      <text:p text:style-name="Code">[4000.0, 300000.0]</text:p>
      <text:p text:style-name="Code">&gt;<text:span text:style-name="T10">+</text:span></text:p>
      <text:p text:style-name="Code"/>
      <text:p text:style-name="Code">[304000.0]</text:p>
      <text:p text:style-name="Code">&gt;<text:span text:style-name="T10">.</text:span></text:p>
      <text:p text:style-name="Code">304000.0</text:p>
      <text:p text:style-name="Code">[]</text:p>
      <text:p text:style-name="Code">&gt;<text:span text:style-name="T10">1/2 2/3 4/5</text:span></text:p>
      <text:p text:style-name="Code"/>
      <text:p text:style-name="Code">[(1/2), (2/3), (4/5)]</text:p>
      <text:p text:style-name="Code">&gt;<text:span text:style-name="T10">*</text:span></text:p>
      <text:p text:style-name="Code"/>
      <text:p text:style-name="Code">[(1/2), (8/15)]</text:p>
      <text:p text:style-name="Code">&gt;<text:span text:style-name="T10">+</text:span></text:p>
      <text:p text:style-name="Code"/>
      <text:p text:style-name="Code">[(31/30)]</text:p>
      <text:p text:style-name="Code">&gt;<text:span text:style-name="T10">.</text:span></text:p>
      <text:p text:style-name="Code">31/30</text:p>
      <text:p text:style-name="Code">[]</text:p>
      <text:p text:style-name="Code">&gt;<text:span text:style-name="T10">1+2i 3+4i 5+6i</text:span></text:p>
      <text:p text:style-name="Code"/>
      <text:p text:style-name="Code">[(1+2i), (3+4i), (5+6i)]</text:p>
      <text:p text:style-name="Code">&gt;<text:span text:style-name="T10">*</text:span></text:p>
      <text:p text:style-name="Code"/>
      <text:p text:style-name="Code">[(1+2i), (-9+38i)]</text:p>
      <text:p text:style-name="Code">&gt;<text:span text:style-name="T10">+</text:span></text:p>
      <text:p text:style-name="Code"/>
      <text:p text:style-name="Code">[(-8+40i)]</text:p>
      <text:p text:style-name="Code">&gt;<text:span text:style-name="T10">.</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oo many trigonometric, logarithmic and other operators to mention. Most operations will be found in the class reference section for the Numeric class.</text:p>
      <text:h text:style-name="Heading_20_2" text:outline-level="2">Stack Manipulation</text:h>
      <text:p text:style-name="Text_20_body"/>
      <text:h text:style-name="Heading_20_2" text:outline-level="2">Programming</text:h>
      <text:p text:style-name="Text_20_body"/>
      <text:h text:style-name="Heading_20_2" text:outline-level="2"><text:soft-page-break/>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2">Object</text:p>
      <text:p text:style-name="P22"><text:tab/>Array</text:p>
      <text:p text:style-name="P22"><text:tab/>Class</text:p>
      <text:p text:style-name="P22"><text:tab/>FalseClass</text:p>
      <text:p text:style-name="P22"><text:tab/>Hash</text:p>
      <text:p text:style-name="P22"><text:tab/>InStream</text:p>
      <text:p text:style-name="P22"><text:tab/>MaxNumeric</text:p>
      <text:p text:style-name="P22"><text:tab/>MinNumeric</text:p>
      <text:p text:style-name="P22"><text:tab/>NilClass</text:p>
      <text:p text:style-name="P22"><text:tab/>Numeric</text:p>
      <text:p text:style-name="P22"><text:tab/><text:tab/>Complex</text:p>
      <text:p text:style-name="P22"><text:tab/><text:tab/>Float</text:p>
      <text:p text:style-name="P22"><text:tab/><text:tab/>Integer</text:p>
      <text:p text:style-name="P22"><text:tab/><text:tab/><text:tab/>Bignum</text:p>
      <text:p text:style-name="P22"><text:tab/><text:tab/><text:tab/>Fixnum</text:p>
      <text:p text:style-name="P22"><text:tab/><text:tab/>Rational</text:p>
      <text:p text:style-name="P22"><text:tab/>OutStream</text:p>
      <text:p text:style-name="P22"><text:tab/>Procedure</text:p>
      <text:p text:style-name="P22"><text:tab/>String</text:p>
      <text:p text:style-name="P22"><text:tab/>Thread</text:p>
      <text:p text:style-name="P22"><text:tab/>TrueClass</text:p>
      <text:p text:style-name="P2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56928316"/>Classes<text:alphabetical-index-mark-end text:id="IMark156928316"/></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56928316"/>Inheritance<text:alphabetical-index-mark-end text:id="IMark156928316"/></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56928316"/>Methods<text:alphabetical-index-mark-end text:id="IMark156928316"/></text:h>
      <text:p text:style-name="P3">All code in fOOrth is contained in methods. A method is a fragment of code that an object uses to respond to a message that has been sent to that object. In fOOrth there are three sorts of methods:</text:p>
      <text:list xml:id="list206453459270102502" text:style-name="L10">
        <text:list-item>
          <text:p text:style-name="P41">Shared: Methods that are common to all instances of the class that contains them.</text:p>
        </text:list-item>
        <text:list-item>
          <text:p text:style-name="P41">Exclusive: Methods that are defined for one and only one object (and all of its clones that are created <text:span text:style-name="T2">after</text:span> the exclusive method is defined.).</text:p>
        </text:list-item>
        <text:list-item>
          <text:p text:style-name="P41">Local: Methods that are created in a context and are accessible only in that context. When the context concludes, these methods are no longer accessible.</text:p>
        </text:list-item>
      </text:list>
      <text:h text:style-name="Heading_20_3" text:outline-level="3"><text:alphabetical-index-mark-start text:id="IMark145865144"/>Late Binding<text:alphabetical-index-mark-end text:id="IMark145865144"/> and <text:alphabetical-index-mark-start text:id="IMark145865624"/>Polymorphism<text:alphabetical-index-mark-end text:id="IMark14586562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45865624"/>Method Mapping<text:alphabetical-index-mark-end text:id="IMark145865624"/></text:h>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8497678094575226946" text:style-name="L11">
        <text:list-item>
          <text:p text:style-name="P42">The strings used by fOOrth needed to be converted to Ruby symbols to allow code to be executed in Ruby.</text:p>
        </text:list-item>
        <text:list-item>
          <text:p text:style-name="P4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2">The mapping of symbols had to allow some strings to map to known symbols so that Ruby code code be constructed that uses those symbols for internal actions.</text:p>
        </text:list-item>
      </text:list>
      <text:p text:style-name="P3"/>
      <text:p text:style-name="P3"/>
      <text:h text:style-name="Heading_20_1" text:outline-level="1"><text:alphabetical-index-mark-start text:id="IMark145865144"/>Routing<text:alphabetical-index-mark-end text:id="IMark14586514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5813624899288562706" text:style-name="L12">
        <text:list-item>
          <text:p text:style-name="P43">The defining word used to create the method.</text:p>
        </text:list-item>
        <text:list-item>
          <text:p text:style-name="P43">The receiver of the defining word used to create the method.</text:p>
        </text:list-item>
        <text:list-item>
          <text:p text:style-name="P43">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45863560"/>:<text:alphabetical-index-mark-end text:id="IMark145863560"/></text:p>
          </table:table-cell>
          <table:table-cell table:style-name="Table9.A2" office:value-type="string">
            <text:p text:style-name="P10">N/A</text:p>
          </table:table-cell>
          <table:table-cell table:style-name="Table9.A2" office:value-type="string">
            <text:p text:style-name="P18">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45863560"/>.:<text:alphabetical-index-mark-end text:id="IMark145863560"/></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45863560"/>.::<text:alphabetical-index-mark-end text:id="IMark145863560"/></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8">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204569820"/>do_map_name<text:alphabetical-index-mark-end text:id="IMark204569820"/>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o be clear, Spec Errors should not happen. They are a sort of internal compiler error that things are not quite right with the setup of methods.</text:p>
      <text:p text:style-name="P3"/>
      <text:h text:style-name="Heading_20_1" text:outline-level="1"><text:alphabetical-index-mark-start text:id="IMark204569820"/>VirtualMachine<text:alphabetical-index-mark-end text:id="IMark204569820"/></text:h>
      <text:p text:style-name="Text_20_body"/>
      <text:p text:style-name="Text_20_body">Inheritance: VirtualMachine <text:span text:style-name="T8">←</text:span> Object</text:p>
      <text:p text:style-name="Code">VirtualMachine Shared Methods =</text:p>
      <text:p text:style-name="Code">! <text:s text:c="8"/>)show <text:s text:c="4"/>.select{ <text:s/>clone <text:s text:c="4"/>false <text:s text:c="4"/>nip <text:s text:c="6"/>thread:</text:p>
      <text:p text:style-name="Code">!: <text:s text:c="7"/>)threads <text:s/>.vm_name <text:s/>complex <text:s text:c="2"/>global: <text:s text:c="2"/>over <text:s text:c="5"/>true</text:p>
      <text:p text:style-name="Code">)" <text:s text:c="7"/>)version <text:s/>.with{ <text:s text:c="3"/>copy <text:s text:c="5"/>if <text:s text:c="7"/>pause <text:s text:c="4"/>tuck</text:p>
      <text:p text:style-name="Code">)classes <text:s/>)words <text:s text:c="3"/>: <text:s text:c="8"/>cr <text:s text:c="7"/>infinity <text:s/>pi <text:s text:c="7"/>vm</text:p>
      <text:p text:style-name="Code">)debug <text:s text:c="3"/>-infinity ?dup <text:s text:c="5"/>do <text:s text:c="7"/>load" <text:s text:c="4"/>pick <text:s text:c="5"/>{</text:p>
      <text:p text:style-name="Code">)entries <text:s/>.append{ <text:s/>@ <text:s text:c="8"/>dpr <text:s text:c="6"/>max_float rational <text:s/>{{</text:p>
      <text:p text:style-name="Code">)globals <text:s/>.create{ <text:s/>[ <text:s text:c="8"/>drop <text:s text:c="5"/>max_num <text:s text:c="2"/>rot</text:p>
      <text:p text:style-name="Code">)load" <text:s text:c="3"/>.each{ <text:s text:c="3"/>accept <text:s text:c="3"/>dup <text:s text:c="6"/>min_float self</text:p>
      <text:p text:style-name="Code">)nodebug <text:s/>.map{ <text:s text:c="4"/>accept" <text:s text:c="2"/>e <text:s text:c="8"/>min_num <text:s text:c="2"/>space</text:p>
      <text:p text:style-name="Code">)noshow <text:s text:c="2"/>.new{ <text:s text:c="4"/>begin <text:s text:c="4"/>epsilon <text:s text:c="2"/>nan <text:s text:c="6"/>spaces</text:p>
      <text:p text:style-name="Code">)quit <text:s text:c="4"/>.open{ <text:s text:c="3"/>class: <text:s text:c="3"/>f" <text:s text:c="7"/>nil <text:s text:c="6"/>swap</text:p>
      <text:p text:style-name="Code"/>
      <text:p text:style-name="Text_20_body"/>
      <text:p text:style-name="Text_20_body"/>
      <text:p text:style-name="Text_20_body"/>
      <text:h text:style-name="Heading_20_1" text:outline-level="1"><text:alphabetical-index-mark-start text:id="IMark204569820"/>Object<text:alphabetical-index-mark-end text:id="IMark204569820"/></text:h>
      <text:p text:style-name="Text_20_body"/>
      <text:p text:style-name="Text_20_body">Inheritance: Object <text:span text:style-name="T8">← nil</text:span></text:p>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_a object_b] <text:alphabetical-index-mark-start text:id="IMark145863800"/>&amp;&amp;<text:alphabetical-index-mark-end text:id="IMark145863800"/>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145863800"/>)methods<text:alphabetical-index-mark-end text:id="IMark145863800"/>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145863800"/>.<text:alphabetical-index-mark-end text:id="IMark145863800"/> []</text:h>
            <text:p text:style-name="P3"><text:span text:style-name="T1">Routing:</text:span> TOS.</text:p>
            <text:p text:style-name="P3">Print out the object on the console using the default formatting.</text:p>
          </table:table-cell>
        </table:table-row>
      </table:table>
      <text:p text:style-name="P3"/>
      <table:table table:name="Table12" table:style-name="Table12">
        <table:table-column table:style-name="Table12.A"/>
        <text:soft-page-break/>
        <table:table-row table:style-name="Table12.1">
          <table:table-cell table:style-name="Table12.A1" office:value-type="string">
            <text:h text:style-name="Heading_20_3" text:outline-level="3">[object] <text:alphabetical-index-mark-start text:id="IMark145863800"/>.::<text:alphabetical-index-mark-end text:id="IMark145863800"/>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4"/>
          </table:table-cell>
        </table:table-row>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145863800"/>inst:<text:alphabetical-index-mark-end text:id="IMark145863800"/>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145863800"/>local:<text:alphabetical-index-mark-end text:id="IMark145863800"/>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145863800"/>super<text:alphabetical-index-mark-end text:id="IMark145863800"/>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145863800"/>;<text:alphabetical-index-mark-end text:id="IMark145863800"/>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145863800"/>.class<text:alphabetical-index-mark-end text:id="IMark145863800"/> [a_class]</text:h>
            <text:p text:style-name="P13"><text:span text:style-name="T1">Routing:</text:span> TOS.</text:p>
            <text:p text:style-name="P13">Get the class of the receiver object.</text:p>
          </table:table-cell>
        </table:table-row>
      </table:table>
      <text:p text:style-name="P3"><text:soft-page-break/></text:p>
      <table:table table:name="Table30" table:style-name="Table30">
        <table:table-column table:style-name="Table30.A"/>
        <table:table-row table:style-name="Table30.1">
          <table:table-cell table:style-name="Table30.A1" office:value-type="string">
            <text:h text:style-name="Heading_20_4" text:outline-level="4">[an_object] <text:alphabetical-index-mark-start text:id="IMark145863800"/>.clone<text:alphabetical-index-mark-end text:id="IMark14586380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145863800"/>.copy<text:alphabetical-index-mark-end text:id="IMark14586380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145863800"/>.init<text:alphabetical-index-mark-end text:id="IMark14586380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145863800"/>.is_class?<text:alphabetical-index-mark-end text:id="IMark145863800"/>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145863800"/>.name<text:alphabetical-index-mark-end text:id="IMark14586380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P16">Object .name</text:p>
          </table:table-cell>
          <table:table-cell table:style-name="Table35.B2" office:value-type="string">
            <text:p text:style-name="P13">“Object”</text:p>
          </table:table-cell>
        </table:table-row>
        <table:table-row>
          <table:table-cell table:style-name="Table35.A2" office:value-type="string">
            <text:p text:style-name="P16">100 .name</text:p>
          </table:table-cell>
          <table:table-cell table:style-name="Table35.B2" office:value-type="string">
            <text:p text:style-name="P13">“Fixnum instance”</text:p>
          </table:table-cell>
        </table:table-row>
        <table:table-row>
          <table:table-cell table:style-name="Table35.A2" office:value-type="string">
            <text:p text:style-name="P16">vm .name</text:p>
          </table:table-cell>
          <table:table-cell table:style-name="Table35.B2" office:value-type="string">
            <text:p text:style-name="P13">“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45863800"/>.strlen<text:alphabetical-index-mark-end text:id="IMark14586380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3" office:value-type="string">
            <text:p text:style-name="P16">"ABCD" .strlen </text:p>
          </table:table-cell>
          <table:table-cell table:style-name="Table37.A1" office:value-type="string">
            <text:p text:style-name="P13">4</text:p>
          </table:table-cell>
        </table:table-row>
        <table:table-row>
          <table:table-cell table:style-name="Table37.A3" office:value-type="string">
            <text:p text:style-name="P16">100 .strlen </text:p>
          </table:table-cell>
          <table:table-cell table:style-name="Table37.B4" office:value-type="string">
            <text:p text:style-name="P13">3</text:p>
          </table:table-cell>
        </table:table-row>
        <table:table-row>
          <table:table-cell table:style-name="Table37.A5" office:value-type="string">
            <text:p text:style-name="P16">Object .strlen </text:p>
          </table:table-cell>
          <table:table-cell table:style-name="Table37.A1" office:value-type="string">
            <text:p text:style-name="P13">6</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45863800"/>.to_f<text:alphabetical-index-mark-end text:id="IMark14586380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145863800"/>.to_f!<text:alphabetical-index-mark-end text:id="IMark14586380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9">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145863800"/>.to_i<text:alphabetical-index-mark-end text:id="IMark14586380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2">Code</text:p>
          </table:table-cell>
          <table:table-cell table:style-name="Table42.B2" office:value-type="string">
            <text:p text:style-name="P12">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145863800"/>.to_i!<text:alphabetical-index-mark-end text:id="IMark145863800"/>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2">Code</text:p>
          </table:table-cell>
          <table:table-cell table:style-name="Table44.B2" office:value-type="string">
            <text:p text:style-name="P12">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9">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145863800"/>.to_n<text:alphabetical-index-mark-end text:id="IMark14586380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2">Code</text:p>
          </table:table-cell>
          <table:table-cell table:style-name="Table10.B2" office:value-type="string">
            <text:p text:style-name="P12">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145863800"/>.to_n!<text:alphabetical-index-mark-end text:id="IMark14586380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9">Cannot convert a String instance to a Numeric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45863800"/>.to_r<text:alphabetical-index-mark-end text:id="IMark145863800"/>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r</text:p>
          </table:table-cell>
          <table:table-cell table:style-name="Table36.B2" office:value-type="string">
            <text:p text:style-name="Table_20_Contents">2/1</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5/2” .to_r</text:p>
          </table:table-cell>
          <table:table-cell table:style-name="Table36.B2" office:value-type="string">
            <text:p text:style-name="Table_20_Contents">5/2</text:p>
          </table:table-cell>
        </table:table-row>
        <table:table-row>
          <table:table-cell table:style-name="Table36.A2" office:value-type="string">
            <text:p text:style-name="Table_20_Contents">“apple” .to_r</text:p>
          </table:table-cell>
          <table:table-cell table:style-name="Table36.B2" office:value-type="string">
            <text:p text:style-name="Table_20_Contents">nil</text:p>
          </table:table-cell>
        </table:table-row>
      </table:table>
      <text:p text:style-name="Text_20_body"/>
      <table:table table:name="Table11" table:style-name="Table11">
        <table:table-column table:style-name="Table11.A"/>
        <table:table-column table:style-name="Table11.B"/>
        <text:soft-page-break/>
        <table:table-row table:style-name="Table11.1">
          <table:table-cell table:style-name="Table11.A1" table:number-columns-spanned="2" office:value-type="string">
            <text:h text:style-name="Heading_20_4" text:outline-level="4">[an_object] <text:alphabetical-index-mark-start text:id="IMark145863800"/>.to_r!<text:alphabetical-index-mark-end text:id="IMark14586380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11.A2" office:value-type="string">
            <text:p text:style-name="P12">Code</text:p>
          </table:table-cell>
          <table:table-cell table:style-name="Table11.B2" office:value-type="string">
            <text:p text:style-name="P12">Result</text:p>
          </table:table-cell>
        </table:table-row>
        <table:table-row>
          <table:table-cell table:style-name="Table11.A2" office:value-type="string">
            <text:p text:style-name="Table_20_Contents">2 .to_r</text:p>
          </table:table-cell>
          <table:table-cell table:style-name="Table11.B2" office:value-type="string">
            <text:p text:style-name="Table_20_Contents">2/1</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5/2” .to_r</text:p>
          </table:table-cell>
          <table:table-cell table:style-name="Table11.B2" office:value-type="string">
            <text:p text:style-name="Table_20_Contents">5/2</text:p>
          </table:table-cell>
        </table:table-row>
        <table:table-row>
          <table:table-cell table:style-name="Table11.A2" office:value-type="string">
            <text:p text:style-name="Table_20_Contents">“apple” .to_r</text:p>
          </table:table-cell>
          <table:table-cell table:style-name="Table11.B2" office:value-type="string">
            <text:p text:style-name="P19">Cannot convert a String instance to a Rational instanc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45863800"/>.to_s<text:alphabetical-index-mark-end text:id="IMark145863800"/> [a_string]</text:h>
            <text:p text:style-name="P3"><text:span text:style-name="T1">Routing:</text:span> TOS</text:p>
            <text:p text:style-name="P3">Convert the object to a string.</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Table_20_Contents">2 .to_s</text:p>
          </table:table-cell>
          <table:table-cell table:style-name="Table41.B2" office:value-type="string">
            <text:p text:style-name="Table_20_Contents">“2”</text:p>
          </table:table-cell>
        </table:table-row>
        <table:table-row>
          <table:table-cell table:style-name="Table41.A2" office:value-type="string">
            <text:p text:style-name="Table_20_Contents">2.5 .to_s</text:p>
          </table:table-cell>
          <table:table-cell table:style-name="Table41.B2" office:value-type="string">
            <text:p text:style-name="Table_20_Contents">“2.5”</text:p>
          </table:table-cell>
        </table:table-row>
        <table:table-row>
          <table:table-cell table:style-name="Table41.A2" office:value-type="string">
            <text:p text:style-name="Table_20_Contents">“apple” .to_s</text:p>
          </table:table-cell>
          <table:table-cell table:style-name="Table41.B2" office:value-type="string">
            <text:p text:style-name="Table_20_Contents">“appl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an_object] <text:alphabetical-index-mark-start text:id="IMark145863800"/>.to_x<text:alphabetical-index-mark-end text:id="IMark14586380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3.A2" office:value-type="string">
            <text:p text:style-name="P12">Code</text:p>
          </table:table-cell>
          <table:table-cell table:style-name="Table43.B2" office:value-type="string">
            <text:p text:style-name="P12">Result</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5.2</text:p>
          </table:table-cell>
          <table:table-cell table:style-name="Table43.B2" office:value-type="string">
            <text:p text:style-name="P13">5.2+0i</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1+2i</text:p>
          </table:table-cell>
          <table:table-cell table:style-name="Table43.B2" office:value-type="string">
            <text:p text:style-name="P13">1+2i</text:p>
          </table:table-cell>
        </table:table-row>
        <table:table-row>
          <table:table-cell table:style-name="Table43.A2" office:value-type="string">
            <text:p text:style-name="P13">“apple”</text:p>
          </table:table-cell>
          <table:table-cell table:style-name="Table43.B2" office:value-type="string">
            <text:p text:style-name="P13">nil</text:p>
          </table:table-cell>
        </table:table-row>
      </table:table>
      <text:p text:style-name="P3"/>
      <table:table table:name="Table45" table:style-name="Table45">
        <table:table-column table:style-name="Table45.A"/>
        <table:table-column table:style-name="Table45.B"/>
        <text:soft-page-break/>
        <table:table-row table:style-name="Table45.1">
          <table:table-cell table:style-name="Table45.A1" table:number-columns-spanned="2" office:value-type="string">
            <text:h text:style-name="Heading_20_4" text:outline-level="4">[an_object] <text:alphabetical-index-mark-start text:id="IMark145863800"/>.to_x!<text:alphabetical-index-mark-end text:id="IMark14586380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5.1">
          <table:table-cell table:style-name="Table45.A2" office:value-type="string">
            <text:p text:style-name="P12">Code</text:p>
          </table:table-cell>
          <table:table-cell table:style-name="Table45.B2" office:value-type="string">
            <text:p text:style-name="P12">Result</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5.2</text:p>
          </table:table-cell>
          <table:table-cell table:style-name="Table45.B2" office:value-type="string">
            <text:p text:style-name="P13">5.2+0i</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1+2i</text:p>
          </table:table-cell>
          <table:table-cell table:style-name="Table45.B2" office:value-type="string">
            <text:p text:style-name="P13">1+2i</text:p>
          </table:table-cell>
        </table:table-row>
        <table:table-row table:style-name="Table45.1">
          <table:table-cell table:style-name="Table45.A2" office:value-type="string">
            <text:p text:style-name="P13">“apple”</text:p>
          </table:table-cell>
          <table:table-cell table:style-name="Table45.B2" office:value-type="string">
            <text:p text:style-name="P20">Cannot convert a String instance to a Complex instance</text:p>
          </table:table-cell>
        </table:table-row>
      </table:table>
      <text:p text:style-name="Text_20_body"/>
      <table:table table:name="Table39" table:style-name="Table39">
        <table:table-column table:style-name="Table39.A"/>
        <table:table-row>
          <table:table-cell table:style-name="Table39.A1" office:value-type="string">
            <text:h text:style-name="Heading_20_4" text:outline-level="4">[object_a object_b] <text:alphabetical-index-mark-start text:id="IMark145863800"/>&lt;&gt;<text:alphabetical-index-mark-end text:id="IMark145863800"/> [a_boolean]</text:h>
            <text:p text:style-name="P3"><text:span text:style-name="T1">Routing:</text:span> NOS</text:p>
            <text:p text:style-name="P3">Return true if object_a does not equal object_b, else return false.</text:p>
          </table:table-cell>
        </table:table-row>
      </table:table>
      <text:p text:style-name="P3"/>
      <table:table table:name="Table46" table:style-name="Table46">
        <table:table-column table:style-name="Table46.A"/>
        <table:table-row>
          <table:table-cell table:style-name="Table46.A1" office:value-type="string">
            <text:h text:style-name="Heading_20_4" text:outline-level="4">[object_a object_b] <text:alphabetical-index-mark-start text:id="IMark145863800"/>=<text:alphabetical-index-mark-end text:id="IMark145863800"/> [a_boolean]</text:h>
            <text:p text:style-name="P3"><text:span text:style-name="T1">Routing:</text:span> NOS</text:p>
            <text:p text:style-name="P3">Return true if object_a is equal to object_b, else return false.</text:p>
          </table:table-cell>
        </table:table-row>
      </table:table>
      <text:p text:style-name="P3"/>
      <table:table table:name="Table16" table:style-name="Table16">
        <table:table-column table:style-name="Table16.A"/>
        <table:table-row>
          <table:table-cell table:style-name="Table16.A1" office:value-type="string">
            <text:h text:style-name="Heading_20_3" text:outline-level="3">[object_a object_b] <text:alphabetical-index-mark-start text:id="IMark145863800"/>^^<text:alphabetical-index-mark-end text:id="IMark14586380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45863800"/>distinct?<text:alphabetical-index-mark-end text:id="IMark14586380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distinct?</text:p>
          </table:table-cell>
          <table:table-cell table:style-name="Table48.B2" office:value-type="string">
            <text:p text:style-name="P13">true</text:p>
          </table:table-cell>
        </table:table-row>
        <table:table-row table:style-name="Table48.1">
          <table:table-cell table:style-name="Table48.A2" office:value-type="string">
            <text:p text:style-name="P13">4 4 distinct?</text:p>
          </table:table-cell>
          <table:table-cell table:style-name="Table48.B2" office:value-type="string">
            <text:p text:style-name="P13">false</text:p>
          </table:table-cell>
        </table:table-row>
        <text:soft-page-break/>
        <table:table-row table:style-name="Table48.1">
          <table:table-cell table:style-name="Table48.A2" office:value-type="string">
            <text:p text:style-name="P13">“hi” dup distinct?</text:p>
          </table:table-cell>
          <table:table-cell table:style-name="Table48.B2" office:value-type="string">
            <text:p text:style-name="P13">false</text:p>
          </table:table-cell>
        </table:table-row>
        <table:table-row table:style-name="Table48.1">
          <table:table-cell table:style-name="Table48.A2" office:value-type="string">
            <text:p text:style-name="P13">“hi” “ho” distinct?</text:p>
          </table:table-cell>
          <table:table-cell table:style-name="Table48.B2" office:value-type="string">
            <text:p text:style-name="P13">true</text:p>
          </table:table-cell>
        </table:table-row>
        <table:table-row table:style-name="Table48.1">
          <table:table-cell table:style-name="Table48.A2" office:value-type="string">
            <text:p text:style-name="P13">“hi” “hi” distinct?</text:p>
          </table:table-cell>
          <table:table-cell table:style-name="Table48.B2" office:value-type="string">
            <text:p text:style-name="P13">tru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45863800"/>identical?<text:alphabetical-index-mark-end text:id="IMark14586380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identical?</text:p>
          </table:table-cell>
          <table:table-cell table:style-name="Table49.B2" office:value-type="string">
            <text:p text:style-name="P13">false</text:p>
          </table:table-cell>
        </table:table-row>
        <table:table-row table:style-name="Table49.1">
          <table:table-cell table:style-name="Table49.A2" office:value-type="string">
            <text:p text:style-name="P13">4 4 identical?</text:p>
          </table:table-cell>
          <table:table-cell table:style-name="Table49.B2" office:value-type="string">
            <text:p text:style-name="P13">true</text:p>
          </table:table-cell>
        </table:table-row>
        <table:table-row table:style-name="Table49.1">
          <table:table-cell table:style-name="Table49.A2" office:value-type="string">
            <text:p text:style-name="P13">“hi” dup identical?</text:p>
          </table:table-cell>
          <table:table-cell table:style-name="Table49.B2" office:value-type="string">
            <text:p text:style-name="P13">true</text:p>
          </table:table-cell>
        </table:table-row>
        <table:table-row table:style-name="Table49.1">
          <table:table-cell table:style-name="Table49.A2" office:value-type="string">
            <text:p text:style-name="P13">“hi” “ho” identical?</text:p>
          </table:table-cell>
          <table:table-cell table:style-name="Table49.B2" office:value-type="string">
            <text:p text:style-name="P13">false</text:p>
          </table:table-cell>
        </table:table-row>
        <table:table-row table:style-name="Table49.1">
          <table:table-cell table:style-name="Table49.A2" office:value-type="string">
            <text:p text:style-name="P13">“hi” “hi” identical?</text:p>
          </table:table-cell>
          <table:table-cell table:style-name="Table49.B2" office:value-type="string">
            <text:p text:style-name="P13">false</text:p>
          </table:table-cell>
        </table:table-row>
      </table:table>
      <text:p text:style-name="Text_20_body"/>
      <table:table table:name="Table50" table:style-name="Table50">
        <table:table-column table:style-name="Table50.A"/>
        <table:table-column table:style-name="Table50.B"/>
        <table:table-row table:style-name="Table50.1">
          <table:table-cell table:style-name="Table50.A1" table:number-columns-spanned="2" office:value-type="string">
            <text:h text:style-name="Heading_20_4" text:outline-level="4">[object_a object_b] <text:alphabetical-index-mark-start text:id="IMark145863800"/>max<text:alphabetical-index-mark-end text:id="IMark14586380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50.1">
          <table:table-cell table:style-name="Table50.A2" office:value-type="string">
            <text:p text:style-name="P12">Code</text:p>
          </table:table-cell>
          <table:table-cell table:style-name="Table50.B2" office:value-type="string">
            <text:p text:style-name="P12">Result</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2 max</text:p>
          </table:table-cell>
          <table:table-cell table:style-name="Table50.B2" office:value-type="string">
            <text:p text:style-name="P13">4</text:p>
          </table:table-cell>
        </table:table-row>
        <table:table-row table:style-name="Table50.1">
          <table:table-cell table:style-name="Table50.A2" office:value-type="string">
            <text:p text:style-name="P13">4 “apple” max</text:p>
          </table:table-cell>
          <table:table-cell table:style-name="Table50.B2" office:value-type="string">
            <text:p text:style-name="P20">Cannot coerce a String instance to an Integer instance</text:p>
          </table:table-cell>
        </table:table-row>
      </table:table>
      <text:p text:style-name="P3"/>
      <table:table table:name="Table51" table:style-name="Table51">
        <table:table-column table:style-name="Table51.A"/>
        <table:table-column table:style-name="Table51.B"/>
        <table:table-row table:style-name="Table51.1">
          <table:table-cell table:style-name="Table51.A1" table:number-columns-spanned="2" office:value-type="string">
            <text:h text:style-name="Heading_20_4" text:outline-level="4">[object_a object_b] <text:alphabetical-index-mark-start text:id="IMark145863800"/>min<text:alphabetical-index-mark-end text:id="IMark14586380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51.1">
          <table:table-cell table:style-name="Table51.A2" office:value-type="string">
            <text:p text:style-name="P12">Code</text:p>
          </table:table-cell>
          <table:table-cell table:style-name="Table51.B2" office:value-type="string">
            <text:p text:style-name="P12">Result</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ext:soft-page-break/>
        <table:table-row table:style-name="Table51.1">
          <table:table-cell table:style-name="Table51.A2" office:value-type="string">
            <text:p text:style-name="P13">4 2 min</text:p>
          </table:table-cell>
          <table:table-cell table:style-name="Table51.B2" office:value-type="string">
            <text:p text:style-name="P13">2</text:p>
          </table:table-cell>
        </table:table-row>
        <table:table-row table:style-name="Table51.1">
          <table:table-cell table:style-name="Table51.A2" office:value-type="string">
            <text:p text:style-name="P13">4 “apple” min</text:p>
          </table:table-cell>
          <table:table-cell table:style-name="Table51.B2" office:value-type="string">
            <text:p text:style-name="P20">Cannot coerce a String instance to an Integer instance</text:p>
          </table:table-cell>
        </table:table-row>
      </table:table>
      <text:p text:style-name="Text_20_body"/>
      <table:table table:name="Table47" table:style-name="Table47">
        <table:table-column table:style-name="Table47.A"/>
        <table:table-row>
          <table:table-cell table:style-name="Table47.A1" office:value-type="string">
            <text:h text:style-name="Heading_20_4" text:outline-level="4">[an_object] <text:alphabetical-index-mark-start text:id="IMark145863800"/>nil&lt;&gt;<text:alphabetical-index-mark-end text:id="IMark145863800"/>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45863800"/>nil=<text:alphabetical-index-mark-end text:id="IMark14586380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3" table:style-name="Table53">
        <table:table-column table:style-name="Table53.A"/>
        <table:table-row>
          <table:table-cell table:style-name="Table53.A1" office:value-type="string">
            <text:h text:style-name="Heading_20_4" text:outline-level="4">[an_object] <text:alphabetical-index-mark-start text:id="IMark145863800"/>not<text:alphabetical-index-mark-end text:id="IMark14586380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17" table:style-name="Table17">
        <table:table-column table:style-name="Table17.A"/>
        <table:table-row table:style-name="Table17.1">
          <table:table-cell table:style-name="Table17.A1" office:value-type="string">
            <text:h text:style-name="Heading_20_3" text:outline-level="3">[object_a object_b] <text:alphabetical-index-mark-start text:id="IMark145863800"/>||<text:alphabetical-index-mark-end text:id="IMark145863800"/>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204569820"/>Array<text:alphabetical-index-mark-end text:id="IMark204569820"/></text:h>
      <text:p text:style-name="Text_20_body"/>
      <text:p text:style-name="Text_20_body">Inheritance: Array <text:span text:style-name="T8">←</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04569820"/>Class<text:alphabetical-index-mark-end text:id="IMark204569820"/></text:h>
      <text:p text:style-name="Text_20_body"/>
      <text:p text:style-name="Text_20_body">Inheritance: Class <text:span text:style-name="T8">←</text:span> Object</text:p>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204569820"/>FalseClass<text:alphabetical-index-mark-end text:id="IMark204569820"/></text:h>
      <text:p text:style-name="Text_20_body"/>
      <text:p text:style-name="Text_20_body">Inheritance: FalseClass <text:span text:style-name="T8">←</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45863800"/>&amp;&amp;<text:alphabetical-index-mark-end text:id="IMark145863800"/>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45863800"/>^^<text:alphabetical-index-mark-end text:id="IMark145863800"/>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45863800"/>||<text:alphabetical-index-mark-end text:id="IMark145863800"/>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204569820"/>Hash<text:alphabetical-index-mark-end text:id="IMark204569820"/></text:h>
      <text:p text:style-name="Text_20_body"/>
      <text:p text:style-name="Text_20_body">Inheritance: Hash <text:span text:style-name="T8">←</text:span> Object</text:p>
      <text:p text:style-name="Code">Hash Shared Methods =</text:p>
      <text:p text:style-name="Code"><text:s text:c="5"/>.[]! <text:s text:c="4"/>.[]@ <text:s text:c="3"/>.keys <text:s text:c="5"/>.pp .strmax2 <text:s/>.values</text:p>
      <text:p text:style-name="Code"/>
      <text:p text:style-name="Code"/>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204569820"/>InStream<text:alphabetical-index-mark-end text:id="IMark204569820"/></text:h>
      <text:p text:style-name="Text_20_body">Inheritance: InStream <text:span text:style-name="T8">←</text:span> Object</text:p>
      <text:p text:style-name="Text_20_body"/>
      <text:p text:style-name="Text_20_body">InStream Class Methods =</text:p>
      <text:p text:style-name="Code">.get_all .open</text:p>
      <text:p text:style-name="Code"/>
      <text:p text:style-name="Text_20_body">InStream Shared Methods =</text:p>
      <text:p text:style-name="Code">.close .getc <text:s/>.gets <text:s/>~getc</text:p>
      <text:p text:style-name="Code"/>
      <text:p text:style-name="Text_20_body"/>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h text:style-name="Heading_20_1" text:outline-level="1"><text:alphabetical-index-mark-start text:id="IMark204569820"/><text:alphabetical-index-mark-start text:id="IMark204567324"/>MaxNumeric<text:alphabetical-index-mark-end text:id="IMark204567324"/><text:alphabetical-index-mark-end text:id="IMark204569820"/></text:h>
      <text:p text:style-name="Text_20_body"/>
      <text:p text:style-name="Text_20_body">Inheritance: MaxNumeric <text:span text:style-name="T8">←</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204569820"/><text:alphabetical-index-mark-start text:id="IMark204567324"/>MinNumeric<text:alphabetical-index-mark-end text:id="IMark204567324"/><text:alphabetical-index-mark-end text:id="IMark204569820"/></text:h>
      <text:p text:style-name="Text_20_body"/>
      <text:p text:style-name="Text_20_body">Inheritance: MinMumeric <text:span text:style-name="T8">←</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204569820"/><text:alphabetical-index-mark-start text:id="IMark204567324"/><text:alphabetical-index-mark-start text:id="IMark145863608"/>NilClass<text:alphabetical-index-mark-end text:id="IMark145863608"/><text:alphabetical-index-mark-end text:id="IMark204567324"/><text:alphabetical-index-mark-end text:id="IMark204569820"/></text:h>
      <text:p text:style-name="Text_20_body"/>
      <text:p text:style-name="Text_20_body">Inheritance: NilClass <text:span text:style-name="T8">←</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45863800"/>&amp;&amp;<text:alphabetical-index-mark-end text:id="IMark145863800"/>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45865480"/>^^<text:alphabetical-index-mark-end text:id="IMark145865480"/>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45865480"/>||<text:alphabetical-index-mark-end text:id="IMark145865480"/>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204569820"/>Numeric<text:alphabetical-index-mark-end text:id="IMark204569820"/></text:h>
      <text:p text:style-name="Text_20_body"/>
      <text:p text:style-name="Text_20_body">Inheritance: Numeric <text:span text:style-name="T8">←</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h text:style-name="Heading_20_2" text:outline-level="2">Instance Methods</text:h>
      <text:p text:style-name="Text_20_body"/>
      <text:h text:style-name="Heading_20_2" text:outline-level="2">See Also</text:h>
      <text:p text:style-name="Text_20_body"/>
      <text:p text:style-name="Text_20_body"/>
      <text:p text:style-name="Text_20_body"/>
      <text:h text:style-name="Heading_20_2" text:outline-level="2"/>
      <text:p text:style-name="Text_20_body"/>
      <text:h text:style-name="Heading_20_1" text:outline-level="1"><text:alphabetical-index-mark-start text:id="IMark204569820"/>Complex<text:alphabetical-index-mark-end text:id="IMark204569820"/></text:h>
      <text:p text:style-name="Text_20_body"/>
      <text:p text:style-name="Text_20_body">Inheritance: Complex <text:span text:style-name="T8">←</text:span> Numeric <text:span text:style-name="T8">←</text:span> Object</text:p>
      <text:p text:style-name="Code">Complex Shared Methods =</text:p>
      <text:p text:style-name="Code">.cbrt <text:s text:c="2"/>.e** <text:s text:c="3"/>.split <text:s/>.sqrt</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3.7i</text:p>
          </table:table-cell>
          <table:table-cell table:style-name="Table5.B2" office:value-type="string">
            <text:p text:style-name="P10">0+3.7i</text:p>
          </table:table-cell>
        </table:table-row>
        <table:table-row>
          <table:table-cell table:style-name="Table5.A2" office:value-type="string">
            <text:p text:style-name="P17">1/2i</text:p>
          </table:table-cell>
          <table:table-cell table:style-name="Table5.B2" office:value-type="string">
            <text:p text:style-name="P10">0+1/2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145864040"/>.cbrt<text:alphabetical-index-mark-end text:id="IMark145864040"/> [a_complex<text:span text:style-name="T9">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204567324"/>.e**<text:alphabetical-index-mark-end text:id="IMark204567324"/> [e<text:span text:style-name="T9">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45864040"/>.split<text:alphabetical-index-mark-end text:id="IMark14586404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204567324"/>.sqrt<text:alphabetical-index-mark-end text:id="IMark204567324"/> [a_complex<text:span text:style-name="T9">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p text:style-name="Code"><text:s/></text:p>
      <text:h text:style-name="Heading_20_1" text:outline-level="1"><text:alphabetical-index-mark-start text:id="IMark145864520"/>Float<text:alphabetical-index-mark-end text:id="IMark145864520"/></text:h>
      <text:p text:style-name="Text_20_body"/>
      <text:p text:style-name="Text_20_body">Inheritance: Float <text:span text:style-name="T8">←</text:span> Numeric <text:span text:style-name="T8">←</text:span> Object</text:p>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204567516"/>Integer<text:alphabetical-index-mark-end text:id="IMark204567516"/></text:h>
      <text:p text:style-name="Text_20_body"/>
      <text:p text:style-name="Text_20_body">Inheritance: Integer <text:span text:style-name="T8">←</text:span> Numeric <text:span text:style-name="T8">←</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445556678789933</text:p>
          </table:table-cell>
          <table:table-cell table:style-name="Table7.B2" office:value-type="string">
            <text:p text:style-name="P10">445556678789933</text:p>
          </table:table-cell>
        </table:table-row>
        <table:table-row>
          <table:table-cell table:style-name="Table7.A2" office:value-type="string">
            <text:p text:style-name="P17">0xff</text:p>
          </table:table-cell>
          <table:table-cell table:style-name="Table7.B2" office:value-type="string">
            <text:p text:style-name="P10">255</text:p>
          </table:table-cell>
        </table:table-row>
        <table:table-row>
          <table:table-cell table:style-name="Table7.A2" office:value-type="string">
            <text:p text:style-name="P17">0xffffffffff</text:p>
          </table:table-cell>
          <table:table-cell table:style-name="Table7.B2" office:value-type="string">
            <text:p text:style-name="P10">1099511627775</text:p>
          </table:table-cell>
        </table:table-row>
        <table:table-row>
          <table:table-cell table:style-name="Table7.A2" office:value-type="string">
            <text:p text:style-name="P17">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204568812"/>Rational<text:alphabetical-index-mark-end text:id="IMark204568812"/></text:h>
      <text:p text:style-name="Text_20_body"/>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7">1/2</text:p>
          </table:table-cell>
          <table:table-cell table:style-name="Table6.B2" office:value-type="string">
            <text:p text:style-name="P10">1/2</text:p>
          </table:table-cell>
        </table:table-row>
        <table:table-row>
          <table:table-cell table:style-name="Table6.A2" office:value-type="string">
            <text:p text:style-name="P17">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04568620"/>.split<text:alphabetical-index-mark-end text:id="IMark2045686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204568668"/>OutStream<text:alphabetical-index-mark-end text:id="IMark204568668"/></text:h>
      <text:p text:style-name="Text_20_body">Inheritance: OutStream <text:span text:style-name="T8">←</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
      <text:h text:style-name="Heading_20_1" text:outline-level="1"><text:alphabetical-index-mark-start text:id="IMark204568668"/>Procedure<text:alphabetical-index-mark-end text:id="IMark204568668"/></text:h>
      <text:p text:style-name="Text_20_body"/>
      <text:p text:style-name="Text_20_body">Inheritance: Procedure <text:span text:style-name="T8">←</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204568668"/>String<text:alphabetical-index-mark-end text:id="IMark204568668"/></text:h>
      <text:p text:style-name="Text_20_body"/>
      <text:p text:style-name="Text_20_body">Inheritance: String <text:span text:style-name="T8">←</text:span> Object</text:p>
      <text:p text:style-name="Code">String Shared Methods =</text:p>
      <text:p text:style-name="Code">* <text:s text:c="8"/>.+right <text:s text:c="2"/>.emit <text:s text:c="4"/>.length <text:s text:c="2"/>.mid? <text:s text:c="4"/>.rjust <text:s text:c="3"/>&lt;</text:p>
      <text:p text:style-name="Code">+ <text:s text:c="8"/>.-left <text:s text:c="3"/>.eval <text:s text:c="4"/>.lines <text:s text:c="3"/>.midlr <text:s text:c="3"/>.rstrip <text:s text:c="2"/>&lt;&lt;</text:p>
      <text:p text:style-name="Code">." <text:s text:c="7"/>.-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204568668"/>Thread<text:alphabetical-index-mark-end text:id="IMark204568668"/></text:h>
      <text:p text:style-name="Text_20_body"/>
      <text:p text:style-name="Text_20_body">Inheritance: Thread <text:span text:style-name="T8">←</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204568668"/><text:alphabetical-index-mark-start text:id="IMark204567084"/><text:alphabetical-index-mark-start text:id="IMark204567900"/>TrueClass<text:alphabetical-index-mark-end text:id="IMark204567900"/><text:alphabetical-index-mark-end text:id="IMark204567084"/><text:alphabetical-index-mark-end text:id="IMark204568668"/></text:h>
      <text:p text:style-name="P3"/>
      <text:p text:style-name="P3">Inheritance: TrueClass <text:span text:style-name="T8">←</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3"/>
      <text:h text:style-name="Heading_20_1" text:outline-level="1">Symbol Glossary</text:h>
      <text:p text:style-name="Code"/>
      <text:p text:style-name="Code">Symbol Map Entries =</text:p>
      <text:p text:style-name="Code">! <text:s text:c="13"/>.class <text:s text:c="8"/>.new{ <text:s text:c="9"/>0&lt;= <text:s text:c="11"/>copy</text:p>
      <text:p text:style-name="Code">!: <text:s text:c="12"/>.clone <text:s text:c="8"/>.numerator <text:s text:c="4"/>0&lt;=&gt; <text:s text:c="10"/>cr</text:p>
      <text:p text:style-name="Code">&amp;&amp; <text:s text:c="12"/>.close <text:s text:c="8"/>.odd? <text:s text:c="9"/>0&lt;&gt; <text:s text:c="11"/>distinct?</text:p>
      <text:p text:style-name="Code">)" <text:s text:c="12"/>.conjugate <text:s text:c="4"/>.open <text:s text:c="9"/>0= <text:s text:c="12"/>do</text:p>
      <text:p text:style-name="Code">)classes <text:s text:c="6"/>.copy <text:s text:c="9"/>.open{ <text:s text:c="8"/>0&gt; <text:s text:c="12"/>dpr</text:p>
      <text:p text:style-name="Code">)debug <text:s text:c="8"/>.cos <text:s text:c="10"/>.p2c <text:s text:c="10"/>0&gt;= <text:s text:c="11"/>drop</text:p>
      <text:p text:style-name="Code">)entries <text:s text:c="6"/>.cosh <text:s text:c="9"/>.parent_class <text:s/>1+ <text:s text:c="12"/>dup</text:p>
      <text:p text:style-name="Code">)globals <text:s text:c="6"/>.cr <text:s text:c="11"/>.polar <text:s text:c="8"/>1- <text:s text:c="12"/>e</text:p>
      <text:p text:style-name="Code">)load" <text:s text:c="8"/>.create <text:s text:c="7"/>.posn <text:s text:c="9"/>2* <text:s text:c="12"/>epsilon</text:p>
      <text:p text:style-name="Code">)methods <text:s text:c="6"/>.create{ <text:s text:c="6"/>.pp <text:s text:c="11"/>2+ <text:s text:c="12"/>f"</text:p>
      <text:p text:style-name="Code">)nodebug <text:s text:c="6"/>.cube <text:s text:c="9"/>.r2d <text:s text:c="10"/>2- <text:s text:c="12"/>false</text:p>
      <text:p text:style-name="Code">)noshow <text:s text:c="7"/>.current <text:s text:c="6"/>.real <text:s text:c="9"/>2/ <text:s text:c="12"/>global:</text:p>
      <text:p text:style-name="Code">)quit <text:s text:c="9"/>.d2r <text:s text:c="10"/>.reverse <text:s text:c="6"/>: <text:s text:c="13"/>identical?</text:p>
      <text:p text:style-name="Code">)show <text:s text:c="9"/>.denominator <text:s text:c="2"/>.right <text:s text:c="8"/>&lt; <text:s text:c="13"/>if</text:p>
      <text:p text:style-name="Code">)stubs <text:s text:c="8"/>.e** <text:s text:c="10"/>.right? <text:s text:c="7"/>&lt;&lt; <text:s text:c="12"/>infinity</text:p>
      <text:p text:style-name="Code">)threads <text:s text:c="6"/>.each{ <text:s text:c="8"/>.rjust <text:s text:c="8"/>&lt;= <text:s text:c="12"/>load"</text:p>
      <text:p text:style-name="Code">)version <text:s text:c="6"/>.emit <text:s text:c="9"/>.round <text:s text:c="8"/>&lt;=&gt; <text:s text:c="11"/>max</text:p>
      <text:p text:style-name="Code">)words <text:s text:c="8"/>.eval <text:s text:c="9"/>.rstrip <text:s text:c="7"/>&lt;&gt; <text:s text:c="12"/>max_float</text:p>
      <text:p text:style-name="Code">* <text:s text:c="13"/>.even? <text:s text:c="8"/>.select{ <text:s text:c="6"/>= <text:s text:c="13"/>max_num</text:p>
      <text:p text:style-name="Code">** <text:s text:c="12"/>.floor <text:s text:c="8"/>.shuffle <text:s text:c="6"/>&gt; <text:s text:c="13"/>min</text:p>
      <text:p text:style-name="Code">+ <text:s text:c="13"/>.fmt <text:s text:c="10"/>.sin <text:s text:c="10"/>&gt;= <text:s text:c="12"/>min_float</text:p>
      <text:p text:style-name="Code">- <text:s text:c="13"/>.fmt" <text:s text:c="9"/>.sinh <text:s text:c="9"/>&gt;&gt; <text:s text:c="12"/>min_num</text:p>
      <text:p text:style-name="Code">-infinity <text:s text:c="5"/>.gcd <text:s text:c="10"/>.sleep <text:s text:c="8"/>?dup <text:s text:c="10"/>mod</text:p>
      <text:p text:style-name="Code">. <text:s text:c="13"/>.get_all <text:s text:c="6"/>.sort <text:s text:c="9"/>@ <text:s text:c="13"/>nan</text:p>
      <text:p text:style-name="Code">." <text:s text:c="12"/>.getc <text:s text:c="9"/>.space <text:s text:c="8"/>Array <text:s text:c="9"/>neg</text:p>
      <text:p text:style-name="Code">.+left <text:s text:c="8"/>.gets <text:s text:c="9"/>.spaces <text:s text:c="7"/>Bignum <text:s text:c="8"/>nil</text:p>
      <text:p text:style-name="Code">.+mid <text:s text:c="9"/>.hypot <text:s text:c="8"/>.split <text:s text:c="8"/>Class <text:s text:c="9"/>nil&lt;&gt;</text:p>
      <text:p text:style-name="Code">.+midlr <text:s text:c="7"/>.imaginary <text:s text:c="4"/>.sqr <text:s text:c="10"/>Complex <text:s text:c="7"/>nil=</text:p>
      <text:p text:style-name="Code">.+right <text:s text:c="7"/>.init <text:s text:c="9"/>.sqrt <text:s text:c="9"/>FalseClass <text:s text:c="4"/>nip</text:p>
      <text:p text:style-name="Code">.-left <text:s text:c="8"/>.is_class? <text:s text:c="4"/>.start <text:s text:c="8"/>Fixnum <text:s text:c="8"/>not</text:p>
      <text:p text:style-name="Code">.-mid <text:s text:c="9"/>.keys <text:s text:c="9"/>.strip <text:s text:c="8"/>Float <text:s text:c="9"/>or</text:p>
      <text:p text:style-name="Code">.-midlr <text:s text:c="7"/>.lcm <text:s text:c="10"/>.strlen <text:s text:c="7"/>Hash <text:s text:c="10"/>over</text:p>
      <text:p text:style-name="Code">.-right <text:s text:c="7"/>.left <text:s text:c="9"/>.strmax <text:s text:c="7"/>InStream <text:s text:c="6"/>pause</text:p>
      <text:p text:style-name="Code">.1/x <text:s text:c="10"/>.left? <text:s text:c="8"/>.strmax2 <text:s text:c="6"/>Integer <text:s text:c="7"/>pi</text:p>
      <text:p text:style-name="Code">.10** <text:s text:c="9"/>.length <text:s text:c="7"/>.subclass: <text:s text:c="4"/>MaxNumeric <text:s text:c="4"/>pick</text:p>
      <text:p text:style-name="Code">.2** <text:s text:c="10"/>.lines <text:s text:c="8"/>.tan <text:s text:c="10"/>MinNumeric <text:s text:c="4"/>rational</text:p>
      <text:p text:style-name="Code">.: <text:s text:c="12"/>.list <text:s text:c="9"/>.tanh <text:s text:c="9"/>NilClass <text:s text:c="6"/>rot</text:p>
      <text:p text:style-name="Code">.:: <text:s text:c="11"/>.ljust <text:s text:c="8"/>.to_f <text:s text:c="9"/>Numeric <text:s text:c="7"/>self</text:p>
      <text:p text:style-name="Code">.[]! <text:s text:c="10"/>.ln <text:s text:c="11"/>.to_f! <text:s text:c="8"/>Object <text:s text:c="8"/>space</text:p>
      <text:p text:style-name="Code">.[]@ <text:s text:c="10"/>.load <text:s text:c="9"/>.to_i <text:s text:c="9"/>OutStream <text:s text:c="5"/>spaces</text:p>
      <text:p text:style-name="Code">.abs <text:s text:c="10"/>.log10 <text:s text:c="8"/>.to_i! <text:s text:c="8"/>Procedure <text:s text:c="5"/>swap</text:p>
      <text:p text:style-name="Code">.acos <text:s text:c="9"/>.log2 <text:s text:c="9"/>.to_lower <text:s text:c="5"/>Rational <text:s text:c="6"/>thread:</text:p>
      <text:p text:style-name="Code">.acosh <text:s text:c="8"/>.lstrip <text:s text:c="7"/>.to_n <text:s text:c="9"/>String <text:s text:c="8"/>true</text:p>
      <text:p text:style-name="Code">.angle <text:s text:c="8"/>.magnitude <text:s text:c="4"/>.to_n! <text:s text:c="8"/>Thread <text:s text:c="8"/>tuck</text:p>
      <text:p text:style-name="Code">.append <text:s text:c="7"/>.main <text:s text:c="9"/>.to_r <text:s text:c="9"/>TrueClass <text:s text:c="5"/>vm</text:p>
      <text:p text:style-name="Code">.append{ <text:s text:c="6"/>.map{ <text:s text:c="9"/>.to_r! <text:s text:c="8"/>VirtualMachine xor</text:p>
      <text:p text:style-name="Code">.asin <text:s text:c="9"/>.max <text:s text:c="10"/>.to_s <text:s text:c="9"/>[ <text:s text:c="13"/>{</text:p>
      <text:p text:style-name="Code">.asinh <text:s text:c="8"/>.mid <text:s text:c="10"/>.to_upper <text:s text:c="5"/>^^ <text:s text:c="12"/>{{</text:p>
      <text:p text:style-name="Code">.atan <text:s text:c="9"/>.mid? <text:s text:c="9"/>.to_x <text:s text:c="9"/>accept <text:s text:c="8"/>||</text:p>
      <text:p text:style-name="Code">.atan2 <text:s text:c="8"/>.midlr <text:s text:c="8"/>.to_x! <text:s text:c="8"/>accept" <text:s text:c="7"/>~</text:p>
      <text:p text:style-name="Code">.atanh <text:s text:c="8"/>.min <text:s text:c="10"/>.values <text:s text:c="7"/>and <text:s text:c="11"/>~"</text:p>
      <text:p text:style-name="Code">.c2p <text:s text:c="10"/>.name <text:s text:c="9"/>.vm <text:s text:c="11"/>begin <text:s text:c="9"/>~cr</text:p>
      <text:p text:style-name="Code"><text:soft-page-break/>.call <text:s text:c="9"/>.new <text:s text:c="10"/>.vm_name <text:s text:c="6"/>class: <text:s text:c="8"/>~emit</text:p>
      <text:p text:style-name="Code">.cbrt <text:s text:c="9"/>.new_size <text:s text:c="5"/>.with{ <text:s text:c="8"/>clone <text:s text:c="9"/>~getc</text:p>
      <text:p text:style-name="Code">.ceil <text:s text:c="9"/>.new_value <text:s text:c="4"/>/ <text:s text:c="13"/>com <text:s text:c="11"/>~space</text:p>
      <text:p text:style-name="Code">.cjust <text:s text:c="8"/>.new_values <text:s text:c="3"/>0&lt; <text:s text:c="12"/>complex <text:s text:c="7"/>~spaces</text:p>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3">A</text:p>
          <text:p text:style-name="P32">Array<text:tab/>35</text:p>
          <text:p text:style-name="P33">C</text:p>
          <text:p text:style-name="P32">Class<text:tab/>36</text:p>
          <text:p text:style-name="P32">Classes<text:tab/>18</text:p>
          <text:p text:style-name="P32">Complex<text:tab/>44</text:p>
          <text:p text:style-name="P33">D</text:p>
          <text:p text:style-name="P32">Demo.rb<text:tab/>10</text:p>
          <text:p text:style-name="P32">distinct?<text:tab/>32</text:p>
          <text:p text:style-name="P32">do_map_name<text:tab/>22</text:p>
          <text:p text:style-name="P33">F</text:p>
          <text:p text:style-name="P32">FalseClass<text:tab/>37</text:p>
          <text:p text:style-name="P32">Float<text:tab/>46</text:p>
          <text:p text:style-name="P33">H</text:p>
          <text:p text:style-name="P32">Hash<text:tab/>38</text:p>
          <text:p text:style-name="P33">I</text:p>
          <text:p text:style-name="P32">identical?<text:tab/>33</text:p>
          <text:p text:style-name="P32">Inheritance<text:tab/>19</text:p>
          <text:p text:style-name="P32">inst:<text:tab/>26</text:p>
          <text:p text:style-name="P32">InStream<text:tab/>39</text:p>
          <text:p text:style-name="P32">Integer<text:tab/>47</text:p>
          <text:p text:style-name="P33">L</text:p>
          <text:p text:style-name="P32">Late Binding<text:tab/>19</text:p>
          <text:p text:style-name="P32">local:<text:tab/>26</text:p>
          <text:p text:style-name="P33">M</text:p>
          <text:p text:style-name="P32">max<text:tab/>33</text:p>
          <text:p text:style-name="P32">MaxNumeric<text:tab/>40</text:p>
          <text:p text:style-name="P32">Method Mapping<text:tab/>20</text:p>
          <text:p text:style-name="P32">Methods<text:tab/>19</text:p>
          <text:p text:style-name="P32">min<text:tab/>33</text:p>
          <text:p text:style-name="P32">MinNumeric<text:tab/>41</text:p>
          <text:p text:style-name="P33">N</text:p>
          <text:p text:style-name="P32">nil&lt;&gt;<text:tab/>34</text:p>
          <text:p text:style-name="P32">nil=<text:tab/>34</text:p>
          <text:p text:style-name="P32">NilClass<text:tab/>42</text:p>
          <text:p text:style-name="P32">not<text:tab/>34</text:p>
          <text:p text:style-name="P32">Numeric<text:tab/>43</text:p>
          <text:p text:style-name="P33">O</text:p>
          <text:p text:style-name="P32">Object<text:tab/>25</text:p>
          <text:p text:style-name="P32">OutStream<text:tab/>51</text:p>
          <text:p text:style-name="P33">P</text:p>
          <text:p text:style-name="P32">Polymorphism<text:tab/>19</text:p>
          <text:p text:style-name="P32">Procedure<text:tab/>52</text:p>
          <text:p text:style-name="P33">R</text:p>
          <text:p text:style-name="P32">Rake<text:tab/>10</text:p>
          <text:p text:style-name="P32">Rational<text:tab/>49</text:p>
          <text:p text:style-name="P32">Routing<text:tab/>21</text:p>
          <text:p text:style-name="P33">S</text:p>
          <text:p text:style-name="P32">String<text:tab/>53</text:p>
          <text:p text:style-name="P32">super<text:tab/>26</text:p>
          <text:p text:style-name="P33">T</text:p>
          <text:p text:style-name="P32">Thread<text:tab/>54</text:p>
          <text:p text:style-name="P32">TrueClass<text:tab/>55</text:p>
          <text:p text:style-name="P33">V</text:p>
          <text:p text:style-name="P32">VirtualMachine<text:tab/>24</text:p>
          <text:p text:style-name="P33">^</text:p>
          <text:p text:style-name="P32">^^<text:tab/>32, 37, 42</text:p>
          <text:p text:style-name="P33">;</text:p>
          <text:p text:style-name="P32">;<text:tab/>26</text:p>
          <text:p text:style-name="P33">:</text:p>
          <text:p text:style-name="P32">:<text:tab/>21</text:p>
          <text:p text:style-name="P33">.</text:p>
          <text:p text:style-name="P32">.<text:tab/>25</text:p>
          <text:p text:style-name="P32">.:<text:tab/>21</text:p>
          <text:p text:style-name="P32">.::<text:tab/>21, 26</text:p>
          <text:p text:style-name="P32">.cbrt<text:tab/>45</text:p>
          <text:p text:style-name="P32">.class<text:tab/>26</text:p>
          <text:p text:style-name="P32">.clone<text:tab/>27</text:p>
          <text:p text:style-name="P32">.copy<text:tab/>27</text:p>
          <text:p text:style-name="P32">.e**<text:tab/>45</text:p>
          <text:p text:style-name="P32">.init<text:tab/>27</text:p>
          <text:p text:style-name="P32">.is_class?<text:tab/>27</text:p>
          <text:p text:style-name="P32">.name<text:tab/>28</text:p>
          <text:p text:style-name="P32">.split<text:tab/>45, 49</text:p>
          <text:p text:style-name="P32">.sqrt<text:tab/>45</text:p>
          <text:p text:style-name="P32">.strlen<text:tab/>28</text:p>
          <text:p text:style-name="P32">.to_f<text:tab/>28</text:p>
          <text:p text:style-name="P32">.to_f!<text:tab/>29</text:p>
          <text:p text:style-name="P32">.to_i<text:tab/>29</text:p>
          <text:p text:style-name="P32">.to_i!<text:tab/>29</text:p>
          <text:p text:style-name="P32">.to_n<text:tab/>29</text:p>
          <text:p text:style-name="P32">.to_n!<text:tab/>30</text:p>
          <text:p text:style-name="P32">.to_r<text:tab/>30</text:p>
          <text:p text:style-name="P32">.to_r!<text:tab/>31</text:p>
          <text:p text:style-name="P32">.to_s<text:tab/>31</text:p>
          <text:p text:style-name="P32">.to_x<text:tab/>31</text:p>
          <text:p text:style-name="P32">.to_x!<text:tab/>32</text:p>
          <text:p text:style-name="P33">)</text:p>
          <text:p text:style-name="P32">)methods<text:tab/>25</text:p>
          <text:p text:style-name="P33">&amp;</text:p>
          <text:p text:style-name="P32">&amp;&amp;<text:tab/>25, 37, 42</text:p>
          <text:p text:style-name="P33">&lt;</text:p>
          <text:p text:style-name="P32">&lt;&gt;<text:tab/>32</text:p>
          <text:p text:style-name="P33">=</text:p>
          <text:p text:style-name="P32">=<text:tab/>32</text:p>
          <text:p text:style-name="P33">|</text:p>
          <text:p text:style-name="P32">||<text:tab/>34, 37, 42</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1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5</text:page-number> of <text:page-count>60</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2H40M25S</meta:editing-duration>
    <meta:editing-cycles>898</meta:editing-cycles>
    <meta:generator>OpenOffice/4.1.1$Win32 OpenOffice.org_project/411m6$Build-9775</meta:generator>
    <dc:date>2015-01-25T18:36:19.90</dc:date>
    <dc:creator>Peter Camilleri</dc:creator>
    <meta:document-statistic meta:table-count="53" meta:image-count="0" meta:object-count="0" meta:page-count="60" meta:paragraph-count="1326" meta:word-count="8521" meta:character-count="53588"/>
    <meta:template xlink:type="simple" xlink:actuate="onRequest" xlink:title="MyDefault" xlink:href="../../../../OpenOffice.org/3/user/template/MyDefault.ott" meta:date="2014-06-26T22:09:00.24"/>
  </office:meta>
</office:document-meta>
</file>